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bebb" officeooo:paragraph-rsid="001abebb"/>
    </style:style>
    <style:style style:name="T1" style:family="text">
      <style:text-properties officeooo:rsid="001caa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11---the solar system problem 4.7+4.9+4.11 <text:s/></text:p>
      <text:p text:style-name="P1">上官俊怡 2013301020076 <text:s/></text:p>
      <text:p text:style-name="P1"># 1.Abstract <text:s text:c="3"/></text:p>
      <text:p text:style-name="P1">双星<text:span text:style-name="T1">，到地球和太阳（带入实际质量）</text:span></text:p>
      <text:p text:style-name="P1"/>
      <text:p text:style-name="P1"># 2.Background <text:s text:c="3"/></text:p>
      <text:p text:style-name="P1"/>
      <text:p text:style-name="P1"/>
      <text:p text:style-name="P1"># 3.Methodology and Solution </text:p>
      <text:p text:style-name="P1"/>
      <text:p text:style-name="P1"># 4.Code <text:s/></text:p>
      <text:p text:style-name="P1"/>
      <text:p text:style-name="P1"># 5.Running and Analysis</text:p>
      <text:p text:style-name="P1"/>
      <text:p text:style-name="P1">#6. Acknowledgement and Refe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17:06:38.390900401</meta:creation-date>
    <dc:date>2016-05-31T17:12:16.857143966</dc:date>
    <meta:editing-duration>PT5M39S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1" meta:paragraph-count="9" meta:word-count="47" meta:character-count="220" meta:non-whitespace-character-count="187"/>
  </office:meta>
</office:document-meta>
</file>